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6976" calcext:value-type="float">
            <text:p>106.1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18712" calcext:value-type="float">
            <text:p>105.5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2784" calcext:value-type="float">
            <text:p>93.9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1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7016" calcext:value-type="float">
            <text:p>94.9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8376" calcext:value-type="float">
            <text:p>98.2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0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7896" calcext:value-type="float">
            <text:p>94.4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0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3096" calcext:value-type="float">
            <text:p>94.1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9416" calcext:value-type="float">
            <text:p>91.3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8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8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8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8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1592" calcext:value-type="float">
            <text:p>82.8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624" calcext:value-type="float">
            <text:p>81.5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8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1648" calcext:value-type="float">
            <text:p>80.2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7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7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7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7168" calcext:value-type="float">
            <text:p>74.8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7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7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7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6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6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6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6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6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6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0601</text:p>
          </table:table-cell>
          <table:table-cell office:value-type="string" calcext:value-type="string">
            <text:p>196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